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udex" svg:font-family="Caudex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7" style:family="table">
      <style:table-properties style:width="3.3646in" fo:margin-left="0in" table:align="left"/>
    </style:style>
    <style:style style:name="Table37.A" style:family="table-column">
      <style:table-column-properties style:column-width="0.375in"/>
    </style:style>
    <style:style style:name="Table37.B" style:family="table-column">
      <style:table-column-properties style:column-width="0.7188in"/>
    </style:style>
    <style:style style:name="Table37.C" style:family="table-column">
      <style:table-column-properties style:column-width="2.2708in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B1" style:family="table-cell">
      <style:table-cell-properties fo:padding="0.0382in" fo:border-left="none" fo:border-right="none" fo:border-top="0.05pt solid #000000" fo:border-bottom="0.05pt solid #000000"/>
    </style:style>
    <style:style style:name="Table37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B2" style:family="table-cell">
      <style:table-cell-properties fo:padding="0.0382in" fo:border-left="none" fo:border-right="none" fo:border-top="none" fo:border-bottom="0.05pt solid #000000"/>
    </style:style>
    <style:style style:name="Table37.C2" style:family="table-cell">
      <style:table-cell-properties fo:padding="0.0382in" fo:border-left="none" fo:border-right="0.05pt solid #000000" fo:border-top="none" fo:border-bottom="0.05pt solid #000000"/>
    </style:style>
    <style:style style:name="Table31" style:family="table">
      <style:table-properties style:width="3.3646in" fo:margin-left="0in" table:align="left"/>
    </style:style>
    <style:style style:name="Table31.A" style:family="table-column">
      <style:table-column-properties style:column-width="0.375in"/>
    </style:style>
    <style:style style:name="Table31.B" style:family="table-column">
      <style:table-column-properties style:column-width="0.75in"/>
    </style:style>
    <style:style style:name="Table31.C" style:family="table-column">
      <style:table-column-properties style:column-width="2.2396in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B1" style:family="table-cell">
      <style:table-cell-properties fo:padding="0.0382in" fo:border-left="none" fo:border-right="none" fo:border-top="0.05pt solid #000000" fo:border-bottom="0.05pt solid #000000"/>
    </style:style>
    <style:style style:name="Table3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B2" style:family="table-cell">
      <style:table-cell-properties fo:padding="0.0382in" fo:border-left="none" fo:border-right="none" fo:border-top="none" fo:border-bottom="0.05pt solid #000000"/>
    </style:style>
    <style:style style:name="Table31.C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loext:opacity="0%" style:font-name="Liberation Sans" fo:font-size="13.3000001907349pt" fo:font-style="italic" fo:font-weight="bold" officeooo:rsid="05408736" officeooo:paragraph-rsid="0570e2dc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13.3000001907349pt" fo:font-style="italic" fo:font-weight="bold" officeooo:rsid="055c4eb5" officeooo:paragraph-rsid="0630b0af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1a423e6" officeooo:paragraph-rsid="056c35b4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1a423e6" officeooo:paragraph-rsid="0570e2dc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font-name="Liberation Serif" fo:font-size="11pt" fo:font-weight="bold" officeooo:rsid="051be21c" officeooo:paragraph-rsid="056c35b4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font-name="Liberation Serif" fo:font-size="11pt" fo:font-weight="bold" officeooo:rsid="051be21c" officeooo:paragraph-rsid="0570e2dc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55d0ad4" officeooo:paragraph-rsid="0570e2dc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591fe2d" officeooo:paragraph-rsid="0591fe2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1pt" officeooo:rsid="01b3bafc" officeooo:paragraph-rsid="056c35b4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1pt" officeooo:rsid="01b3bafc" officeooo:paragraph-rsid="0570e2dc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1pt" officeooo:rsid="01b3bafc" officeooo:paragraph-rsid="05935be3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20371ec" officeooo:paragraph-rsid="056c35b4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font-name="Liberation Serif" fo:font-size="11pt" officeooo:rsid="051be21c" officeooo:paragraph-rsid="056c35b4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font-name="Liberation Serif" fo:font-size="11pt" officeooo:rsid="051be21c" officeooo:paragraph-rsid="0570e2dc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4cd3283" officeooo:paragraph-rsid="0570e2dc" style:font-size-asian="11pt" style:font-size-complex="11pt"/>
    </style:style>
    <style:style style:name="P16" style:family="paragraph" style:parent-style-name="Standard">
      <style:text-properties style:use-window-font-color="true" loext:opacity="0%" style:font-name="Liberation Serif" fo:font-size="11pt" fo:font-style="normal" fo:font-weight="normal" officeooo:rsid="02ad9752" officeooo:paragraph-rsid="056c35b4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81d41a" loext:opacity="100%" style:font-name="Liberation Serif" fo:font-size="11pt" officeooo:rsid="01b3bafc" officeooo:paragraph-rsid="05968cfa" style:font-size-asian="11pt" style:font-size-complex="11pt"/>
    </style:style>
    <style:style style:name="P18" style:family="paragraph" style:parent-style-name="Heading_20_4">
      <style:paragraph-properties fo:break-before="column"/>
      <style:text-properties style:use-window-font-color="true" loext:opacity="0%" style:font-name="Liberation Sans" fo:font-size="13.3000001907349pt" fo:font-style="italic" fo:font-weight="bold" officeooo:rsid="055c4eb5" officeooo:paragraph-rsid="0570e2dc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19" style:family="paragraph" style:parent-style-name="Heading_20_4">
      <style:text-properties style:use-window-font-color="true" loext:opacity="0%" style:font-name="Liberation Sans" fo:font-size="13.3000001907349pt" fo:font-style="italic" fo:font-weight="bold" officeooo:rsid="05408736" officeooo:paragraph-rsid="055131f9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20" style:family="paragraph" style:parent-style-name="Heading_20_4">
      <style:text-properties style:use-window-font-color="true" loext:opacity="0%" style:font-name="Liberation Serif" fo:font-size="11pt" fo:font-style="normal" fo:font-weight="normal" officeooo:rsid="02ad9752" officeooo:paragraph-rsid="05536be4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Heading_20_4">
      <style:paragraph-properties fo:break-before="column"/>
      <style:text-properties officeooo:paragraph-rsid="057449cd"/>
    </style:style>
    <style:style style:name="P22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6311d03" style:font-name-asian="Microsoft YaHei" style:font-size-asian="10pt" style:font-weight-asian="normal" style:font-name-complex="Lucida Sans" style:font-size-complex="10pt" style:font-weight-complex="normal"/>
    </style:style>
    <style:style style:name="P23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" style:family="text">
      <style:text-properties style:font-name="Liberation Serif" fo:font-style="italic" officeooo:rsid="06311d03" style:font-style-asian="italic" style:font-style-complex="italic"/>
    </style:style>
    <style:style style:name="T2" style:family="text">
      <style:text-properties style:font-name="Liberation Serif" fo:font-style="italic" officeooo:rsid="02537e4e" style:font-style-asian="italic" style:font-style-complex="italic"/>
    </style:style>
    <style:style style:name="T3" style:family="text">
      <style:text-properties style:font-name="Liberation Serif" fo:font-style="italic" officeooo:rsid="007ab4b2" style:font-style-asian="italic" style:font-style-complex="italic"/>
    </style:style>
    <style:style style:name="T4" style:family="text">
      <style:text-properties style:font-name="Liberation Serif" fo:font-style="italic" officeooo:rsid="065d7828" style:font-style-asian="italic" style:font-style-complex="italic"/>
    </style:style>
    <style:style style:name="T5" style:family="text">
      <style:text-properties style:font-name="Liberation Serif" fo:font-style="italic" officeooo:rsid="0258289a" style:font-style-asian="italic" style:font-style-complex="italic"/>
    </style:style>
    <style:style style:name="T6" style:family="text">
      <style:text-properties style:use-window-font-color="true" loext:opacity="0%" style:font-name="Liberation Sans" fo:font-size="13.3000001907349pt" fo:font-style="italic" fo:font-weight="bold" officeooo:rsid="05408736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7" style:family="text">
      <style:text-properties style:use-window-font-color="true" loext:opacity="0%" style:font-name="Liberation Sans" fo:font-size="13.3000001907349pt" fo:font-style="italic" fo:font-weight="bold" officeooo:rsid="056c35b4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8" style:family="text">
      <style:text-properties style:use-window-font-color="true" loext:opacity="0%" fo:font-style="normal" fo:font-weight="normal" officeooo:rsid="04005a95" style:font-style-asian="normal" style:font-weight-asian="normal" style:font-style-complex="normal" style:font-weight-complex="normal"/>
    </style:style>
    <style:style style:name="T9" style:family="text">
      <style:text-properties style:use-window-font-color="true" loext:opacity="0%" fo:font-style="normal" fo:font-weight="normal" officeooo:rsid="029cdd53" style:font-style-asian="normal" style:font-weight-asian="normal" style:font-style-complex="normal" style:font-weight-complex="normal"/>
    </style:style>
    <style:style style:name="T10" style:family="text">
      <style:text-properties style:use-window-font-color="true" loext:opacity="0%" fo:font-style="normal" fo:font-weight="normal" officeooo:rsid="02bb4666" style:font-style-asian="normal" style:font-weight-asian="normal" style:font-style-complex="normal" style:font-weight-complex="normal"/>
    </style:style>
    <style:style style:name="T11" style:family="text">
      <style:text-properties style:use-window-font-color="true" loext:opacity="0%" fo:font-style="normal" fo:font-weight="normal" officeooo:rsid="020db802" style:font-style-asian="normal" style:font-weight-asian="normal" style:font-style-complex="normal" style:font-weight-complex="normal"/>
    </style:style>
    <style:style style:name="T12" style:family="text">
      <style:text-properties style:use-window-font-color="true" loext:opacity="0%" fo:font-style="normal" fo:font-weight="normal" officeooo:rsid="04e8e81e" style:font-style-asian="normal" style:font-weight-asian="normal" style:font-style-complex="normal" style:font-weight-complex="normal"/>
    </style:style>
    <style:style style:name="T13" style:family="text">
      <style:text-properties style:use-window-font-color="true" loext:opacity="0%" fo:font-style="normal" fo:font-weight="normal" officeooo:rsid="04ea2160" style:font-style-asian="normal" style:font-weight-asian="normal" style:font-style-complex="normal" style:font-weight-complex="normal"/>
    </style:style>
    <style:style style:name="T14" style:family="text">
      <style:text-properties style:use-window-font-color="true" loext:opacity="0%" fo:font-style="normal" fo:font-weight="normal" officeooo:rsid="04eaff98" style:font-style-asian="normal" style:font-weight-asian="normal" style:font-style-complex="normal" style:font-weight-complex="normal"/>
    </style:style>
    <style:style style:name="T15" style:family="text">
      <style:text-properties style:use-window-font-color="true" loext:opacity="0%" fo:font-style="normal" fo:font-weight="normal" officeooo:rsid="04ed8aa1" style:font-style-asian="normal" style:font-weight-asian="normal" style:font-style-complex="normal" style:font-weight-complex="normal"/>
    </style:style>
    <style:style style:name="T16" style:family="text">
      <style:text-properties style:use-window-font-color="true" loext:opacity="0%" fo:font-style="normal" fo:font-weight="normal" officeooo:rsid="05966748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1d33dcc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2bb3f3c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4005a95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c1753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1aa78a6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1c2163d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3ffce1c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21d52e9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21e2ad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21d8555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4c3e1d8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4c57e18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4c77cbf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4c7d379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269af35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3f418a6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3f2356e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1edb74b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3e87175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3eb0e70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3f02ecf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3efd472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3f1b510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3edc258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2ad9752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2b1f471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2add7d2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2b0bd85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4f62050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54def0f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54f8775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594d535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59ae6fa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59eec60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5ae718a" style:font-style-asian="normal" style:font-weight-asian="normal" style:font-style-complex="normal" style:font-weight-complex="normal"/>
    </style:style>
    <style:style style:name="T52" style:family="text">
      <style:text-properties officeooo:rsid="054a6565"/>
    </style:style>
    <style:style style:name="T53" style:family="text">
      <style:text-properties officeooo:rsid="0570e2dc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section text:style-name="Sect1" text:name="Section1">
        <text:h text:style-name="P18" text:outline-level="4"><text:span text:style-name="T53">Hawthorn </text:span>Enchantments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 table:style-name="TableLine2156301622480">
            <table:table-cell table:style-name="Table37.A1" office:value-type="string">
              <text:p text:style-name="P6">1d3</text:p>
            </table:table-cell>
            <table:table-cell table:style-name="Table37.B1" office:value-type="string">
              <text:p text:style-name="P4">Talisman</text:p>
            </table:table-cell>
            <table:table-cell table:style-name="Table37.C1" office:value-type="string">
              <text:p text:style-name="P7">Enchantment</text:p>
            </table:table-cell>
          </table:table-row>
          <table:table-row table:style-name="TableLine2156301619760">
            <table:table-cell table:style-name="Table37.A2" office:value-type="string">
              <text:p text:style-name="P14">1</text:p>
            </table:table-cell>
            <table:table-cell table:style-name="Table37.B2" office:value-type="string">
              <text:p text:style-name="P15">Berkanan</text:p>
            </table:table-cell>
            <table:table-cell table:style-name="Table37.C2" office:value-type="string">
              <text:p text:style-name="P10"><text:span text:style-name="T27">W</text:span><text:span text:style-name="T17">hen you make a</text:span><text:span text:style-name="T18"> </text:span><text:span text:style-name="T19">Weapon</text:span><text:span text:style-name="T20"> attack, </text:span><text:span text:style-name="T28">as a free triggered action, </text:span><text:span text:style-name="T20">y</text:span><text:span text:style-name="T21">ou can choose one target of </text:span><text:span text:style-name="T22">the</text:span><text:span text:style-name="T21"> attack within </text:span><text:span text:style-name="T27">2 squares</text:span><text:span text:style-name="T23"> of you</text:span><text:span text:style-name="T27">. </text:span><text:span text:style-name="T29">The target is restrained (save ends).</text:span></text:p>
            </table:table-cell>
          </table:table-row>
          <table:table-row table:style-name="TableLine2156301615408">
            <table:table-cell table:style-name="Table37.A2" office:value-type="string">
              <text:p text:style-name="P14">2</text:p>
            </table:table-cell>
            <table:table-cell table:style-name="Table37.B2" office:value-type="string">
              <text:p text:style-name="P15">Eihwaz</text:p>
            </table:table-cell>
            <table:table-cell table:style-name="Table37.C2" office:value-type="string">
              <text:p text:style-name="P11"><text:span text:style-name="T48">Once on your turn, w</text:span><text:span text:style-name="T17">hen you make a</text:span><text:span text:style-name="T18"> </text:span><text:span text:style-name="T19">Weapon</text:span><text:span text:style-name="T20"> attack </text:span><text:span text:style-name="T24">targeting 1 winded creature</text:span><text:span text:style-name="T20">, </text:span><text:span text:style-name="T24">you can spend </text:span><text:span text:style-name="T45">1</text:span><text:span text:style-name="T24"> Recovery </text:span><text:span text:style-name="T30">as a free triggered action</text:span><text:span text:style-name="T24">.</text:span></text:p>
              <text:p text:style-name="P11"><text:span text:style-name="T25">I</text:span><text:span text:style-name="T26">f </text:span><text:span text:style-name="T25">the</text:span><text:span text:style-name="T26"> </text:span><text:span text:style-name="T24">attack is a critical hit, you regain </text:span><text:span text:style-name="T25">1d6 </text:span><text:span text:style-name="T24">Stamina.</text:span></text:p>
            </table:table-cell>
          </table:table-row>
          <table:table-row table:style-name="TableLine2156301619488">
            <table:table-cell table:style-name="Table37.A2" office:value-type="string">
              <text:p text:style-name="P14">3</text:p>
            </table:table-cell>
            <table:table-cell table:style-name="Table37.B2" office:value-type="string">
              <text:p text:style-name="P15">Thurisaz</text:p>
            </table:table-cell>
            <table:table-cell table:style-name="Table37.C2" office:value-type="string">
              <text:p text:style-name="P17"><text:span text:style-name="T16">Once on your turn, w</text:span><text:span text:style-name="T9">hen you make a</text:span><text:span text:style-name="T10"> </text:span><text:span text:style-name="T8">Weapon</text:span><text:span text:style-name="T11"> attack, </text:span><text:span text:style-name="T12">you can Trace </text:span><text:span text:style-name="T13">a</text:span><text:span text:style-name="T12"> target </text:span><text:span text:style-name="T13">of the attack </text:span><text:span text:style-name="T12">as a free triggered action. </text:span><text:span text:style-name="T14">T</text:span><text:span text:style-name="T12">racing a new target removes the trace from the previously traced target. While a creature is traced, they are always within your sight, they do not benefit from cover, and you have line of effect on them even through mundane </text:span><text:span text:style-name="T15">objects.</text:span></text:p>
            </table:table-cell>
          </table:table-row>
        </table:table>
        <text:p text:style-name="P1"/>
        <text:h text:style-name="P20" text:outline-level="4"/>
        <text:h text:style-name="P19" text:outline-level="4"/>
        <text:h text:style-name="P21" text:outline-level="4"><text:span text:style-name="T6">R</text:span><text:span text:style-name="T7">osewood </text:span><text:span text:style-name="T52">Enchantments</text:span></text:h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Line2156301614320">
            <table:table-cell table:style-name="Table31.A1" office:value-type="string">
              <text:p text:style-name="P5">1d3</text:p>
            </table:table-cell>
            <table:table-cell table:style-name="Table31.B1" office:value-type="string">
              <text:p text:style-name="P3">Talisman</text:p>
            </table:table-cell>
            <table:table-cell table:style-name="Table31.C1" office:value-type="string">
              <text:p text:style-name="P8">Enchantment</text:p>
            </table:table-cell>
          </table:table-row>
          <table:table-row table:style-name="TableLine2156301623840">
            <table:table-cell table:style-name="Table31.A2" office:value-type="string">
              <text:p text:style-name="P13"/>
            </table:table-cell>
            <table:table-cell table:style-name="Table31.B2" office:value-type="string">
              <text:p text:style-name="P12"/>
            </table:table-cell>
            <table:table-cell table:style-name="Table31.C2" office:value-type="string">
              <text:p text:style-name="P9"><text:span text:style-name="T49"/></text:p>
            </table:table-cell>
          </table:table-row>
          <table:table-row table:style-name="TableLine2156301615680">
            <table:table-cell table:style-name="Table31.A2" office:value-type="string">
              <text:p text:style-name="P13">2</text:p>
            </table:table-cell>
            <table:table-cell table:style-name="Table31.B2" office:value-type="string">
              <text:p text:style-name="P12">Uruz</text:p>
            </table:table-cell>
            <table:table-cell table:style-name="Table31.C2" office:value-type="string">
              <text:p text:style-name="P9"><text:span text:style-name="T27">W</text:span><text:span text:style-name="T17">hen </text:span><text:span text:style-name="T46">you</text:span><text:span text:style-name="T17"> </text:span><text:span text:style-name="T33">roll a tier 3 result on a </text:span><text:span text:style-name="T19">Weapon</text:span><text:span text:style-name="T34"> </text:span><text:span text:style-name="T20">attack </text:span><text:span text:style-name="T34">that targets </text:span><text:span text:style-name="T51">one</text:span><text:span text:style-name="T34"> creature</text:span><text:span text:style-name="T20">, </text:span><text:span text:style-name="T35">you can </text:span><text:span text:style-name="T36">make a free strike against</text:span><text:span text:style-name="T35"> a</text:span><text:span text:style-name="T37">nother</text:span><text:span text:style-name="T35"> creature within </text:span><text:span text:style-name="T47">a number of squares from</text:span><text:span text:style-name="T38"> </text:span><text:span text:style-name="T39">the target </text:span><text:span text:style-name="T47">equal to your </text:span><text:span text:style-name="T50">Agility</text:span><text:span text:style-name="T47"> score.</text:span></text:p>
            </table:table-cell>
          </table:table-row>
          <table:table-row table:style-name="TableLine2156301621120">
            <table:table-cell table:style-name="Table31.A2" office:value-type="string">
              <text:p text:style-name="P13">3</text:p>
            </table:table-cell>
            <table:table-cell table:style-name="Table31.B2" office:value-type="string">
              <text:p text:style-name="P12">Othalan</text:p>
            </table:table-cell>
            <table:table-cell table:style-name="Table31.C2" office:value-type="string">
              <text:p text:style-name="P9"><text:span text:style-name="T27">W</text:span><text:span text:style-name="T40">hen you make a </text:span><text:span text:style-name="T19">Weapon</text:span><text:span text:style-name="T41"> attack </text:span><text:span text:style-name="T40">and </text:span><text:span text:style-name="T41">roll a tier 1 result, </text:span><text:span text:style-name="T42">the </text:span><text:span text:style-name="T43">target is frightened</text:span><text:span text:style-name="T44"> </text:span><text:span text:style-name="T43">(EoT)</text:span><text:span text:style-name="T44"> </text:span><text:span text:style-name="T42">and the attack</text:span><text:span text:style-name="T41"> instead gets a tier 2 result.</text:span></text:p>
            </table:table-cell>
          </table:table-row>
        </table:table>
        <text:p text:style-name="P16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udex" svg:font-family="Caudex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185a231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fo:font-size="18pt" style:text-underline-style="solid" style:text-underline-width="auto" style:text-underline-color="font-color" fo:font-weight="bold" officeooo:rsid="02c4d157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46in" fo:margin-bottom="0.0846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able_20_Contents">
      <style:paragraph-properties fo:text-align="start" style:justify-single-word="false"/>
      <style:text-properties style:font-name="Liberation Serif" fo:font-family="'Liberation Serif'" style:font-family-generic="roman" style:font-pitch="variable" fo:font-size="11pt" fo:font-style="italic" fo:font-weight="normal" officeooo:rsid="01c3e74d" style:font-size-asian="11pt" style:font-style-asian="italic" style:font-weight-asian="normal" style:font-size-complex="11pt" style:font-style-complex="italic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6311d03" style:font-name-asian="Microsoft YaHei" style:font-size-asian="10pt" style:font-weight-asian="normal" style:font-name-complex="Lucida Sans" style:font-size-complex="10pt" style:font-weight-complex="normal"/>
    </style:style>
    <style:style style:name="MP2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MT1" style:family="text">
      <style:text-properties style:font-name="Liberation Serif" fo:font-style="italic" officeooo:rsid="06311d03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The Kiln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/text:span></text:h>
      </style:footer>
      <style:footer-first>
        <text:h text:style-name="MP2" text:outline-level="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2-20T15:14:52.163000000</dc:date>
    <meta:editing-duration>P2DT52M42S</meta:editing-duration>
    <meta:editing-cycles>1573</meta:editing-cycles>
    <meta:generator>LibreOffice/7.2.2.2$Windows_X86_64 LibreOffice_project/02b2acce88a210515b4a5bb2e46cbfb63fe97d56</meta:generator>
    <meta:document-statistic meta:table-count="2" meta:image-count="0" meta:object-count="0" meta:page-count="1" meta:paragraph-count="25" meta:word-count="222" meta:character-count="1197" meta:non-whitespace-character-count="1000"/>
  </office:meta>
</office:document-meta>
</file>